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Cloud 9</text:p>
      <text:p text:style-name="Body_20_Text">Editing</text:p>
      <text:p text:style-name="Body_20_Text">CTRL-ALT-Click – multiple cursors</text:p>
      <text:p text:style-name="Body_20_Text"/>
      <text:p text:style-name="Body_20_Text"/>
      <text:p text:style-name="Body_20_Text">Create workspace</text:p>
      <text:p text:style-name="Body_20_Text">Check Rails and Ruby versions</text:p>
      <text:p text:style-name="Body_20_Text"/>
      <text:p text:style-name="Body_20_Text">gem update – system</text:p>
      <text:p text:style-name="Body_20_Text">rvm gemset use global</text:p>
      <text:p text:style-name="Body_20_Text">gem update</text:p>
      <text:p text:style-name="Body_20_Text">gem install bundler</text:p>
      <text:p text:style-name="Body_20_Text">gem install nokogiri</text:p>
      <text:p text:style-name="Body_20_Text"/>
      <text:p text:style-name="Body_20_Text"/>
      <text:p text:style-name="Body_20_Text">To check what version of Rails is installed, type in:</text:p>
      <text:p text:style-name="Body_20_Text">rails -v</text:p>
      <text:p text:style-name="Body_20_Text">To check what version of Ruby is installed, type in:<text:line-break/>ruby -v</text:p>
      <text:p text:style-name="Body_20_Text">To display the versions of ruby in your machine, type in:<text:line-break/>rvm list</text:p>
      <text:p text:style-name="Body_20_Text">To install ruby 2.3.3 (if you have 2.3.0 of above you're fine, this is <text:line-break/>just an example):<text:line-break/>rvm install ruby-2.3.3</text:p>
      <text:p text:style-name="Body_20_Text">To make this the default:<text:line-break/>rvm --default use 2.3.3</text:p>
      <text:p text:style-name="Body_20_Text">To install a specific version of rails (5.0.0.1 in our case), type in:<text:line-break/>gem install rails -v 5.0.0.1</text:p>
      <text:p text:style-name="Body_20_Text"/>
      <text:p text:style-name="Body_20_Text"/>
      <text:p text:style-name="Body_20_Text">In the C9 IDE, the listing in the left is the rails app you created <text:s/>- in the dir listing it is shown as workspace. Don't work in workspace as it is a rails app. </text:p>
      <text:p text:style-name="Body_20_Text">In the file tree, to see the folder that is above the workspace rails app (the name you gave it when you created the workspace), click on the gear icon at the top of the file tree and select Show Home in Favorites. That home is the home for all you workspaces in C9. The uncheck Show Workspace Root – this will now show only the files in you main C9 setup, including the workspace. Note that the workspace name created does not show. Also uncheck Show Hidden Files for clarity</text:p>
      <text:p text:style-name="Body_20_Text"/>
      <text:p text:style-name="Body_20_Text">Navigate up to the home directory (your login ID on C9) and create a folder for your rails projects by entering mkdir &lt;foldername&gt;. This will be where you house your rails projects – as many as you want. This new directory will show up above your workspace directory in the file tree. Change to that directory.</text:p>
      <text:p text:style-name="Body_20_Text"/>
      <text:p text:style-name="Body_20_Text">To make sure everything is going to work, navigate back to the workspace folder and start the rails server by clicking on Run Project</text:p>
      <text:p text:style-name="Body_20_Text"/>
      <text:p text:style-name="SubTitles">Installing Rails</text:p>
      <text:p text:style-name="Standard"/>
      <text:p text:style-name="Command_20_Line">gem install rails -v 5.0.0.1 </text:p>
      <text:p text:style-name="Command_20_Line"/>
      <text:p text:style-name="Body_20_Text"/>
      <text:p text:style-name="Section_20_Heading">Cloning a devcamp workspace</text:p>
      <text:p text:style-name="Body_20_Text"/>
      <text:p text:style-name="Body_20_Text">Login to C9</text:p>
      <text:p text:style-name="Body_20_Text">New workspace</text:p>
      <text:p text:style-name="Body_20_Text">Name workspace and choose clone – devcamp/rails-workspace – this is all set up for Rails</text:p>
      <text:p text:style-name="Body_20_Text">Follow the instruction in the readme</text:p>
      <text:p text:style-name="Body_20_Text"><text:soft-page-break/>-----------------------------------</text:p>
      <text:p text:style-name="Body_20_Text">Set up GIT</text:p>
      <text:p text:style-name="Body_20_Text">create the local repo git init</text:p>
      <text:p text:style-name="Body_20_Text">set git to have any shortcuts you usually use</text:p>
      <text:p text:style-name="Command_20_Line">Example git config --global alias.st status → now st will represent the status command</text:p>
      <text:p text:style-name="Body_20_Text"/>
      <text:p text:style-name="Body_20_Text">got to github</text:p>
      <text:p text:style-name="Body_20_Text">create the remote repo</text:p>
      <text:p text:style-name="Body_20_Text">use the SSH key option to connect to the local – copy the commands and past them into the bash session – this will use your SSH and eliminate the need to enter your user name and password each time you pus to the remote</text:p>
      <text:p text:style-name="Body_20_Text"/>
      <text:p text:style-name="Body_20_Text"/>
      <text:p text:style-name="Body_20_Text"/>
      <text:p text:style-name="Command_20_Line"/>
      <text:p text:style-name="Body_20_Text"/>
      <text:p text:style-name="Section_20_Heading">Creating a Rails APP</text:p>
      <text:p text:style-name="Body_20_Text">rails new appname</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4-28T08:51:53.82</meta:creation-date>
    <dc:date>2017-05-05T10:30:15.80</dc:date>
    <dc:creator>Green Leaf Services</dc:creator>
    <meta:editing-duration>P2DT5H41M38S</meta:editing-duration>
    <meta:editing-cycles>4</meta:editing-cycles>
    <meta:generator>OpenOffice/4.1.3$Win32 OpenOffice.org_project/413m1$Build-9783</meta:generator>
    <meta:document-statistic meta:table-count="0" meta:image-count="0" meta:object-count="0" meta:page-count="2" meta:paragraph-count="38" meta:word-count="451" meta:character-count="2426"/>
  </office:meta>
</office:document-meta>
</file>